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CMU Bright" svg:font-family="'CMU Bright'" style:font-adornments="Roman" style:font-family-generic="roman" style:font-pitch="variable"/>
    <style:font-face style:name="CMU Serif" svg:font-family="'CMU Serif'" style:font-family-generic="roman" style:font-pitch="variable"/>
    <style:font-face style:name="CMU Serif1" svg:font-family="'CMU Serif'" style:font-adornments="Bold" style:font-family-generic="roman" style:font-pitch="variable"/>
    <style:font-face style:name="CMU Serif2" svg:font-family="'CMU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CMU Serif" fo:font-size="30pt" fo:language="en" fo:country="US" fo:font-weight="bold" style:font-size-asian="30pt" style:font-weight-asian="bold" style:font-size-complex="30pt" style:font-weight-complex="bold"/>
    </style:style>
    <style:style style:name="P2" style:family="paragraph" style:parent-style-name="Standard">
      <style:paragraph-properties fo:text-align="center" style:justify-single-word="false"/>
      <style:text-properties style:font-name="CMU Serif" fo:font-size="30pt" fo:language="en" fo:country="US" style:font-size-asian="30pt" style:font-size-complex="30pt"/>
    </style:style>
    <style:style style:name="P3" style:family="paragraph" style:parent-style-name="Standard">
      <style:text-properties fo:language="en" fo:country="US"/>
    </style:style>
    <style:style style:name="P4" style:family="paragraph" style:parent-style-name="Standard">
      <style:text-properties fo:language="en" fo:country="US" fo:font-weight="normal" style:font-weight-asian="normal" style:font-weight-complex="normal"/>
    </style:style>
    <style:style style:name="P5" style:family="paragraph" style:parent-style-name="Standard" style:list-style-name="L2">
      <style:text-properties fo:language="en" fo:country="US"/>
    </style:style>
    <style:style style:name="P6" style:family="paragraph" style:parent-style-name="Standard" style:list-style-name="L3">
      <style:text-properties fo:language="en" fo:country="US"/>
    </style:style>
    <style:style style:name="P7" style:family="paragraph" style:parent-style-name="Standard" style:list-style-name="L4">
      <style:text-properties fo:language="en" fo:country="US"/>
    </style:style>
    <style:style style:name="P8" style:family="paragraph" style:parent-style-name="Text_20_body">
      <style:text-properties fo:language="en" fo:country="US"/>
    </style:style>
    <style:style style:name="P9" style:family="paragraph" style:parent-style-name="Text_20_body" style:list-style-name="L5"/>
    <style:style style:name="P10" style:family="paragraph" style:parent-style-name="Heading_20_1">
      <style:text-properties fo:language="en" fo:country="US"/>
    </style:style>
    <style:style style:name="P11" style:family="paragraph" style:parent-style-name="Heading_20_2">
      <style:text-properties fo:language="en" fo:country="US"/>
    </style:style>
    <style:style style:name="P12" style:family="paragraph" style:parent-style-name="Code_20_snippet">
      <style:text-properties fo:language="en" fo:country="U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style="italic" fo:font-weight="normal" style:font-style-asian="italic" style:font-weight-asian="normal" style:font-style-complex="italic" style:font-weight-complex="normal"/>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fo:font-weight="bold" style:font-style-asian="normal" style:font-weight-asian="bold" style:font-style-complex="normal" style:font-weight-complex="bold"/>
    </style:style>
    <style:style style:name="T12" style:family="text">
      <style:text-properties fo:language="en" fo:country="US" fo:font-style="normal" fo:font-weight="normal" style:font-style-asian="normal" style:font-weight-asian="normal" style:font-style-complex="normal" style:font-weight-complex="normal"/>
    </style:style>
    <style:style style:name="T13"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XrootD Testing Framework</text:p>
      <text:p text:style-name="P2">Basic documentation</text:p>
      <text:p text:style-name="P2"/>
      <text:p text:style-name="P3">Version: 0.0.1</text:p>
      <text:p text:style-name="Standard"><text:span text:style-name="T7">Author: Łukasz Trzaska &lt;</text:span><text:a xlink:type="simple" xlink:href="mailto:ukaszt@gmail.com"><text:span text:style-name="T7">ukaszt@gmail.com</text:span></text:a><text:span text:style-name="T7">&gt;</text:span></text:p>
      <text:p text:style-name="P3">Date: 30.03.2012</text:p>
      <text:p text:style-name="P3"/>
      <text:p text:style-name="P3"/>
      <text:h text:style-name="P10" text:outline-level="1">1 General overview</text:h>
      <text:h text:style-name="Heading_20_2" text:outline-level="2"><text:span text:style-name="T7">1.1 Framework components</text:span></text:h>
      <text:h text:style-name="Heading_20_3" text:outline-level="3"><text:span text:style-name="T1">1.1.1 Master</text:span></text:h>
      <text:p text:style-name="P3"><text:span text:style-name="T1">Module file: </text:span><text:span text:style-name="T3">XrdTestMaster.py</text:span></text:p>
      <text:p text:style-name="P4"><text:span text:style-name="T2">Master</text:span> is the user entry point for the testing framework. The service is configured via config file and exports a web service showing the current statistics of the service as well as the status of the tests that are being run and have been run in the past. It accepts connections from <text:span text:style-name="T2">Slave</text:span> and <text:span text:style-name="T2">Hypervisor</text:span> daemons and dispatches commands to them.</text:p>
      <text:p text:style-name="P4">Quick summary:</text:p>
      <text:list xml:id="list883067552" text:style-name="L2">
        <text:list-item>
          <text:p text:style-name="P5">user entry point to the framework</text:p>
        </text:list-item>
        <text:list-item>
          <text:p text:style-name="P5">supervise and synchronize all system activities</text:p>
        </text:list-item>
        <text:list-item>
          <text:p text:style-name="P5">accepts connections from Slaves and Hypervisors and dispatches commands to them</text:p>
        </text:list-item>
        <text:list-item>
          <text:p text:style-name="P5">is run as a system service (daemon), configured via batch of configuration files</text:p>
        </text:list-item>
      </text:list>
      <text:h text:style-name="Heading_20_3" text:outline-level="3"><text:span text:style-name="T1">1.1.2 Hypervisor </text:span></text:h>
      <text:p text:style-name="P3"><text:span text:style-name="T1">Module file: </text:span><text:span text:style-name="T3">XrdTestHypervisor.py<text:line-break/></text:span><text:span text:style-name="T13">Daemon which receives the machines and network configurations from the </text:span><text:span text:style-name="T4">Master</text:span><text:span text:style-name="T13"> and starts/stops/configures the virtual machines accordingly. It uses Qemu with the KVM kernel module in Linux and </text:span><text:span text:style-name="T4">libvirt</text:span><text:span text:style-name="T6"> virtualization library to as a layer to communicate with Qemu.</text:span></text:p>
      <text:p text:style-name="P4">Quick summary:</text:p>
      <text:list xml:id="list1014938900" text:style-name="L3">
        <text:list-item>
          <text:p text:style-name="P6">application to manage the virtual machines clusters and networks on demand of Master </text:p>
        </text:list-item>
        <text:list-item>
          <text:p text:style-name="P6">is run as a system service (daemon), configured via configuration file</text:p>
        </text:list-item>
        <text:list-item>
          <text:p text:style-name="P6">it starts/stops/configures virtual machines</text:p>
        </text:list-item>
        <text:list-item>
          <text:p text:style-name="P6">uses <text:span text:style-name="T2">libvirt</text:span> for managing virtual machines</text:p>
        </text:list-item>
      </text:list>
      <text:h text:style-name="Heading_20_3" text:outline-level="3"><text:soft-page-break/><text:span text:style-name="T1">1.1.3 Slave</text:span></text:h>
      <text:p text:style-name="P3"><text:span text:style-name="T3">Module file: XrdTestSlave.py</text:span></text:p>
      <text:p text:style-name="P4">Daemon installed on virtual or physical machines that runs the actual tests. In the first iteration it is supposed to receive a bunch of shell scripts from the Master and run them. It connects to Master automatically, having by its name (<text:span text:style-name="T2">Hipervisor</text:span> redirects it by IP or master's address is known </text:p>
      <text:p text:style-name="P4">because user provides it while starting).</text:p>
      <text:p text:style-name="P3">Quick summary:</text:p>
      <text:list xml:id="list1935744053" text:style-name="L4">
        <text:list-item>
          <text:p text:style-name="P7">the actual application which runs tests</text:p>
        </text:list-item>
        <text:list-item>
          <text:p text:style-name="P7">may be running on virtual or physical machines</text:p>
        </text:list-item>
        <text:list-item>
          <text:p text:style-name="P7">is run as a system service (daemon), configured via configurationfile</text:p>
        </text:list-item>
        <text:list-item>
          <text:p text:style-name="P7">it receives test cases from <text:span text:style-name="T2">Master</text:span> and runs them synchronously with other Slaves</text:p>
        </text:list-item>
      </text:list>
      <text:h text:style-name="Heading_20_1" text:outline-level="1"><text:span text:style-name="T7">2. Users guide</text:span></text:h>
      <text:h text:style-name="P11" text:outline-level="2">2.1 Automatic documentation</text:h>
      <text:p text:style-name="P8">Code in each module is documented in <text:span text:style-name="T2">pydoc</text:span><text:span text:style-name="T5"> style. To create HTML version of documentation for all </text:span><text:span text:style-name="T2">.py</text:span><text:span text:style-name="T5"> files in directory, run following shell command, which create </text:span><text:span text:style-name="T2">HTML</text:span><text:span text:style-name="T5"> files for all </text:span><text:span text:style-name="T2">.py </text:span><text:span text:style-name="T5">files:</text:span></text:p>
      <text:p text:style-name="P12"><text:span text:style-name="T5"># cd PROJECT_DIR</text:span></text:p>
      <text:p text:style-name="P12"><text:span text:style-name="T5"># pydoc -w ./</text:span></text:p>
      <text:p text:style-name="P3">and for specific file e.g. <text:span text:style-name="T2">XrdTestMaster.py </text:span><text:span text:style-name="T5">run:</text:span></text:p>
      <text:p text:style-name="Code_20_snippet"><text:span text:style-name="T5"># cd PROJECT_DIR</text:span></text:p>
      <text:p text:style-name="Code_20_snippet"><text:span text:style-name="T5"># pydoc -w XrdTestMaster.py</text:span></text:p>
      <text:p text:style-name="P3"><text:span text:style-name="T5">where PROJECT_DIR is the directory where testing framework source code is stored.</text:span></text:p>
      <text:h text:style-name="P11" text:outline-level="2">2.2 Installation</text:h>
      <text:p text:style-name="Text_20_body"><text:span text:style-name="T7">Framework is available in </text:span><text:span text:style-name="T8">RPM </text:span><text:span text:style-name="T10">packages for Linux SLC5. All application requires Python 2 in version at least: 2.4. It comprises of the following three main RPMs (the libraries required by them are also listet below):</text:span></text:p>
      <text:list xml:id="list847526166" text:style-name="L5">
        <text:list-item>
          <text:p text:style-name="P9"><text:span text:style-name="T10">xrdtest-master-0.0.1-1.noarch<text:line-break/></text:span><text:span text:style-name="T11">required RPMs:</text:span><text:span text:style-name="T10"> python-apscheduler-2.0.2, python-cheetah-2.0.1, python-cherrypy-2.3.0,<text:line-break/>python-inotify-0.9.1, python-ssl-1.15, python-uuid-1.30</text:span></text:p>
        </text:list-item>
        <text:list-item>
          <text:p text:style-name="P9"><text:span text:style-name="T10">xrdtest-hypervisor-0.0.1-1.noarch<text:line-break/></text:span><text:span text:style-name="T11">required RPMs:</text:span><text:span text:style-name="T10"> python-ssl-1.15, libvirt-python-0.9.3, libvirt-0.9.3</text:span></text:p>
        </text:list-item>
        <text:list-item>
          <text:p text:style-name="P9"><text:span text:style-name="T10">xrdtest-slave-0.0.1-1.noarch<text:line-break/></text:span><text:span text:style-name="T11">required RPMs:</text:span><text:span text:style-name="T10"> python-ssl-1.15</text:span></text:p>
        </text:list-item>
      </text:list>
      <text:p text:style-name="Text_20_body"><text:span text:style-name="T10">To install each module you have to follow typical RPM installation instructions.</text:span></text:p>
      <text:h text:style-name="P11" text:outline-level="2"><text:soft-page-break/>2.3 Starting applications</text:h>
      <text:h text:style-name="Heading_20_3" text:outline-level="3"><text:span text:style-name="T7">2.3.1 Configuration files</text:span></text:h>
      <text:p text:style-name="Text_20_body"><text:span text:style-name="T7">Default place for configuration files is directory: /etc/XrdTest/&lt;CONFIG_FILE_NAME&gt;.conf</text:span></text:p>
      <text:h text:style-name="Heading_20_3" text:outline-level="3"><text:span text:style-name="T7">Important remarks.</text:span></text:h>
      <text:h text:style-name="Heading_20_3" text:outline-level="3"><text:span text:style-name="T7">2.3.2 Running as a system service (daemons)</text:span></text:h>
      <text:p text:style-name="Text_20_body"><text:span text:style-name="T7">If applicatin was installed from RPM it is automatically added to system services, thus it will be started automatically during the system start, but can also be started manually from the command line as follows:</text:span></text:p>
      <text:p text:style-name="Code_20_snippet"><text:span text:style-name="T7"># service COMPONENT_NAME start</text:span></text:p>
      <text:p text:style-name="Text_20_body"><text:span text:style-name="T7">where the COMPONENT_NAME is accordingly</text:span></text:p>
      <text:p text:style-name="Code_20_snippet"><text:span text:style-name="T7">for master: <text:tab/><text:tab/>xrdtestmasterd</text:span></text:p>
      <text:p text:style-name="Code_20_snippet"><text:span text:style-name="T7">for slave: <text:tab/><text:tab/>xrdtestslaved</text:span></text:p>
      <text:p text:style-name="Code_20_snippet"><text:span text:style-name="T7">for hypervisor: <text:tab/>xrdtesthypervisord</text:span></text:p>
      <text:h text:style-name="Heading_20_3" text:outline-level="3"><text:span text:style-name="T7">2.3.3 Running in debug mode</text:span></text:h>
      <text:p text:style-name="Text_20_body"><text:span text:style-name="T7">To start each of components (Master, Hypervisor or Slave) in debug mode (it shows log messages on the screen instead of writing them to log file) run the shell command below:</text:span></text:p>
      <text:p text:style-name="Code_20_snippet"><text:span text:style-name="T7"># export PYTHONPATH=&lt;PROJECT_DIR&gt;/lib</text:span></text:p>
      <text:p text:style-name="Code_20_snippet"><text:span text:style-name="T7"># cd &lt;PROJECT_DIR&gt;</text:span></text:p>
      <text:p text:style-name="Code_20_snippet"><text:span text:style-name="T7"># python XrdTestMaster.py -c XrdTestMaster.conf</text:span></text:p>
      <text:p text:style-name="Standard"><text:span text:style-name="T7">Where &lt;PROJECT_DIR&gt; should be replaced with actual directory where framework source </text:span><text:span text:style-name="T8">.py</text:span><text:span text:style-name="T7"> files are stored. One can start Hypervisor or Slave replacing XrdTestMaster with XrdTestHypervisor or XrdTestSlave accordingly.</text:span></text:p>
      <text:h text:style-name="Heading_20_3" text:outline-level="3"><text:span text:style-name="T7">2.3.4 Running in background mode</text:span></text:h>
      <text:p text:style-name="Standard"><text:span text:style-name="T7">To start application in background mode (as a daemon) add option </text:span><text:span text:style-name="T9">-b </text:span><text:span text:style-name="T12">to shell starting command. It will then store LOG file and PID file in proper directories specified in configuration files. Go to directory where application is stored and run:</text:span></text:p>
      <text:p text:style-name="Code_20_snippet"><text:span text:style-name="T12"># python XrdTestMaster.py -d -c XrdTestMaster.con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CMU Bright" svg:font-family="'CMU Bright'" style:font-adornments="Roman" style:font-family-generic="roman" style:font-pitch="variable"/>
    <style:font-face style:name="CMU Serif" svg:font-family="'CMU Serif'" style:font-family-generic="roman" style:font-pitch="variable"/>
    <style:font-face style:name="CMU Serif1" svg:font-family="'CMU Serif'" style:font-adornments="Bold" style:font-family-generic="roman" style:font-pitch="variable"/>
    <style:font-face style:name="CMU Serif2" svg:font-family="'CMU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CMU Serif2" fo:font-size="11pt" fo:font-weight="normal" style:font-size-asian="10.5pt" style:font-weight-asian="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style:tab-stops/>
      </style:paragraph-properties>
      <style:text-properties style:font-name="CMU Serif1" fo:font-size="115%"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text-properties style:font-name="CMU Serif2" fo:font-size="14pt" fo:font-style="normal" fo:font-weight="bold" style:font-size-asian="14pt" style:font-style-asian="italic" style:font-weight-asian="bold" style:font-size-complex="14pt" style:font-style-complex="italic" style:font-weight-complex="bold"/>
    </style:style>
    <style:style style:name="Code_20_snippet" style:display-name="Code snippet" style:family="paragraph" style:parent-style-name="Text_20_body" style:master-page-name="">
      <style:paragraph-properties fo:margin-left="0.1in" fo:margin-right="0.1in" fo:margin-top="0in" fo:margin-bottom="0in" fo:text-indent="0.1in" style:auto-text-indent="false" style:page-number="auto" fo:background-color="#e6e6e6" fo:padding="0in" fo:border="none" style:shadow="none">
        <style:tab-stops/>
        <style:background-image/>
      </style:paragraph-properties>
      <style:text-properties style:font-name="CMU Bright" fo:font-size="10pt" fo:font-weight="normal" style:font-size-asian="10.5pt"/>
    </style:style>
    <style:style style:name="Heading_20_3" style:display-name="Heading 3" style:family="paragraph" style:parent-style-name="Heading" style:next-style-name="Text_20_body" style:default-outline-level="3" style:class="text">
      <style:text-properties style:font-name="CMU Serif1" fo:font-size="12pt" fo:font-weight="bold" style:font-size-asian="14pt" style:font-weight-asian="normal"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trzaska </meta:initial-creator>
    <meta:creation-date>2012-03-30T13:47:57</meta:creation-date>
    <dc:date>2012-03-30T16:21:47</dc:date>
    <dc:creator>ltrzaska </dc:creator>
    <meta:editing-duration>PT2H33M51S</meta:editing-duration>
    <meta:editing-cycles>111</meta:editing-cycles>
    <meta:generator>LibreOffice/3.4$Linux LibreOffice_project/340m1$Build-402</meta:generator>
    <meta:document-statistic meta:table-count="0" meta:image-count="0" meta:object-count="0" meta:page-count="3" meta:paragraph-count="66" meta:word-count="664" meta:character-count="4526" meta:non-whitespace-character-count="3911"/>
  </office:meta>
</office:document-meta>
</file>